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CR A Extended" svg:font-family="'OCR A Extended'" style:font-family-generic="modern" style:font-pitch="variable"/>
    <style:font-face style:name="Times New Roman" svg:font-family="'Times New Roman', Arial"/>
  </office:font-face-decls>
  <office:automatic-styles>
    <style:style style:name="P1" style:family="paragraph" style:parent-style-name="Horizontal_20_Line">
      <style:paragraph-properties fo:text-align="center" style:justify-single-word="false" fo:orphans="2" fo:widows="2"/>
      <style:text-properties fo:color="#000000" loext:opacity="100%" style:font-name="Arial1"/>
    </style:style>
    <style:style style:name="P2" style:family="paragraph" style:parent-style-name="Horizontal_20_Line">
      <style:paragraph-properties fo:orphans="2" fo:widows="2"/>
      <style:text-properties fo:color="#000000" loext:opacity="100%" style:font-name="Arial1"/>
    </style:style>
    <style:style style:name="P3" style:family="paragraph" style:parent-style-name="Standard">
      <style:paragraph-properties fo:margin-left="0cm" fo:margin-right="0cm" fo:orphans="2" fo:widows="2" fo:text-indent="0cm" style:auto-text-indent="false"/>
      <style:text-properties fo:color="#000000" loext:opacity="100%" style:font-name="Arial1"/>
    </style:style>
    <style:style style:name="P4" style:family="paragraph" style:parent-style-name="Text_20_body">
      <style:paragraph-properties fo:orphans="2" fo:widows="2"/>
      <style:text-properties fo:font-variant="normal" fo:text-transform="none" fo:color="#000000" loext:opacity="100%" style:font-name="Arial1" fo:letter-spacing="normal" fo:font-style="normal" fo:font-weight="normal"/>
    </style:style>
    <style:style style:name="P5" style:family="paragraph" style:parent-style-name="Text_20_body">
      <style:paragraph-properties fo:orphans="2" fo:widows="2"/>
      <style:text-properties fo:font-variant="normal" fo:text-transform="none" fo:color="#000000" loext:opacity="100%" style:font-name="Arial1" fo:letter-spacing="normal" fo:font-style="normal" fo:font-weight="normal" officeooo:paragraph-rsid="00170a3a"/>
    </style:style>
    <style:style style:name="P6" style:family="paragraph" style:parent-style-name="Text_20_body">
      <style:paragraph-properties fo:margin-top="0cm" fo:margin-bottom="0cm" style:contextual-spacing="false" fo:text-align="center" style:justify-single-word="false" fo:orphans="2" fo:widows="2"/>
      <style:text-properties fo:font-variant="normal" fo:text-transform="none" fo:color="#000000" loext:opacity="100%" style:font-name="Arial1" fo:letter-spacing="normal" fo:font-style="normal" fo:font-weight="bold"/>
    </style:style>
    <style:style style:name="P7" style:family="paragraph" style:parent-style-name="Text_20_body">
      <style:paragraph-properties fo:orphans="2" fo:widows="2"/>
      <style:text-properties fo:font-variant="normal" fo:text-transform="none" fo:color="#000000" loext:opacity="100%" style:font-name="Arial1" fo:letter-spacing="normal" fo:font-style="normal" fo:font-weight="bold"/>
    </style:style>
    <style:style style:name="P8" style:family="paragraph" style:parent-style-name="Text_20_body">
      <style:paragraph-properties fo:margin-top="0cm" fo:margin-bottom="0cm" style:contextual-spacing="false" fo:text-align="center" style:justify-single-word="false" fo:orphans="2" fo:widows="2"/>
      <style:text-properties fo:font-variant="normal" fo:text-transform="none" fo:color="#000000" loext:opacity="100%" style:font-name="Arial1" fo:font-size="14pt" fo:letter-spacing="normal" fo:font-style="normal" fo:font-weight="normal"/>
    </style:style>
    <style:style style:name="P9" style:family="paragraph" style:parent-style-name="Text_20_body">
      <style:paragraph-properties fo:margin-top="0cm" fo:margin-bottom="0cm" style:contextual-spacing="false" fo:text-align="center" style:justify-single-word="false" fo:orphans="2" fo:widows="2"/>
      <style:text-properties fo:font-variant="normal" fo:text-transform="none" fo:color="#000000" loext:opacity="100%" style:font-name="Arial1" fo:font-size="16pt" fo:letter-spacing="normal" fo:font-style="normal" fo:font-weight="bold" style:font-size-asian="16pt" style:font-weight-asian="bold" style:font-size-complex="16pt" style:font-weight-complex="bold"/>
    </style:style>
    <style:style style:name="P10" style:family="paragraph" style:parent-style-name="Text_20_body">
      <style:paragraph-properties fo:margin-top="0cm" fo:margin-bottom="0cm" style:contextual-spacing="false" fo:text-align="center" style:justify-single-word="false" fo:orphans="2" fo:widows="2"/>
      <style:text-properties fo:font-variant="normal" fo:text-transform="none" fo:color="#000000" loext:opacity="100%" style:font-name="Arial1" fo:font-size="13pt" fo:letter-spacing="normal" fo:font-style="normal" fo:font-weight="normal" style:font-size-asian="13pt" style:font-size-complex="13pt"/>
    </style:style>
    <style:style style:name="P11" style:family="paragraph" style:parent-style-name="Text_20_body">
      <style:paragraph-properties fo:orphans="2" fo:widows="2"/>
    </style:style>
    <style:style style:name="P12" style:family="paragraph" style:parent-style-name="Text_20_body">
      <style:paragraph-properties fo:orphans="2" fo:widows="2"/>
      <style:text-properties officeooo:paragraph-rsid="00170a3a"/>
    </style:style>
    <style:style style:name="P13" style:family="paragraph" style:parent-style-name="Text_20_body">
      <style:paragraph-properties fo:orphans="2" fo:widows="2"/>
      <style:text-properties officeooo:paragraph-rsid="0019e423"/>
    </style:style>
    <style:style style:name="P14" style:family="paragraph" style:parent-style-name="Text_20_body">
      <style:paragraph-properties fo:margin-top="0cm" fo:margin-bottom="0cm" style:contextual-spacing="false" fo:orphans="2" fo:widows="2"/>
      <style:text-properties officeooo:paragraph-rsid="0019e423"/>
    </style:style>
    <style:style style:name="T1" style:family="text">
      <style:text-properties fo:font-variant="normal" fo:text-transform="none" style:font-name="Times New Roman" fo:font-size="36pt" fo:letter-spacing="normal" fo:font-style="normal" fo:font-weight="normal"/>
    </style:style>
    <style:style style:name="T2" style:family="text">
      <style:text-properties fo:font-variant="normal" fo:text-transform="none" style:font-name="Times New Roman" fo:font-size="18pt" fo:letter-spacing="normal" fo:font-style="italic" fo:font-weight="normal"/>
    </style:style>
    <style:style style:name="T3" style:family="text">
      <style:text-properties fo:font-variant="normal" fo:text-transform="none" style:font-name="Times New Roman" fo:font-size="18pt" fo:letter-spacing="normal" fo:font-style="normal" fo:font-weight="normal"/>
    </style:style>
    <style:style style:name="T4" style:family="text">
      <style:text-properties fo:font-variant="normal" fo:text-transform="none" style:font-name="Arial" fo:font-size="12pt" fo:letter-spacing="normal" fo:font-style="normal" fo:font-weight="bold"/>
    </style:style>
    <style:style style:name="T5" style:family="text">
      <style:text-properties fo:font-variant="normal" fo:text-transform="none" fo:color="#000000" loext:opacity="100%" style:text-line-through-style="none" style:text-line-through-type="none" style:font-name="Arial1" fo:letter-spacing="normal" fo:font-style="normal" style:text-underline-style="none" fo:font-weight="normal" style:text-blinking="false"/>
    </style:style>
    <style:style style:name="T6" style:family="text">
      <style:text-properties fo:font-variant="normal" fo:text-transform="none" fo:color="#000000" loext:opacity="100%" style:text-line-through-style="none" style:text-line-through-type="none" style:font-name="Arial1" fo:letter-spacing="normal" fo:font-style="normal" style:text-underline-style="none" fo:font-weight="bold" style:text-blinking="false" style:font-weight-asian="bold" style:font-weight-complex="bold"/>
    </style:style>
    <style:style style:name="T7" style:family="text">
      <style:text-properties fo:font-variant="normal" fo:text-transform="none" fo:color="#000000" loext:opacity="100%" style:text-line-through-style="none" style:text-line-through-type="none" style:font-name="Arial1" fo:letter-spacing="normal" fo:font-style="normal" style:text-underline-style="solid" style:text-underline-width="auto" style:text-underline-color="font-color" fo:font-weight="normal" style:text-blinking="false"/>
    </style:style>
    <style:style style:name="T8" style:family="text">
      <style:text-properties fo:font-variant="normal" fo:text-transform="none" fo:color="#000000" loext:opacity="100%" style:text-line-through-style="none" style:text-line-through-type="none" style:font-name="Arial1" fo:letter-spacing="normal" fo:font-style="normal" style:text-underline-style="solid" style:text-underline-width="auto" style:text-underline-color="font-color" fo:font-weight="bold" style:text-blinking="false" style:font-weight-asian="bold" style:font-weight-complex="bold"/>
    </style:style>
    <style:style style:name="T9" style:family="text">
      <style:text-properties fo:font-variant="normal" fo:text-transform="none" fo:color="#000000" loext:opacity="100%" style:text-line-through-style="none" style:text-line-through-type="none" style:font-name="Arial1" fo:letter-spacing="normal" fo:language="en" fo:country="US" fo:font-style="normal" style:text-underline-style="none" fo:font-weight="normal" style:text-blinking="false"/>
    </style:style>
    <style:style style:name="T10" style:family="text">
      <style:text-properties fo:font-variant="normal" fo:text-transform="none" fo:color="#000000" loext:opacity="100%" style:text-line-through-style="none" style:text-line-through-type="none" style:font-name="Arial1" fo:letter-spacing="normal" fo:language="en" fo:country="US" fo:font-style="normal" style:text-underline-style="none" fo:font-weight="normal" officeooo:rsid="00170a3a" style:text-blinking="false"/>
    </style:style>
    <style:style style:name="T11" style:family="text">
      <style:text-properties fo:font-variant="normal" fo:text-transform="none" fo:color="#000000" loext:opacity="100%" style:text-line-through-style="none" style:text-line-through-type="none" style:font-name="Arial1" fo:letter-spacing="normal" fo:language="en" fo:country="US" fo:font-style="normal" style:text-underline-style="solid" style:text-underline-width="auto" style:text-underline-color="font-color" fo:font-weight="normal" officeooo:rsid="00170a3a" style:text-blinking="false"/>
    </style:style>
    <style:style style:name="T12" style:family="text">
      <style:text-properties fo:font-variant="normal" fo:text-transform="none" fo:color="#000000" loext:opacity="100%" style:text-line-through-style="none" style:text-line-through-type="none" style:font-name="Arial1" fo:letter-spacing="normal" fo:language="en" fo:country="US" fo:font-style="normal" style:text-underline-style="solid" style:text-underline-width="auto" style:text-underline-color="font-color" fo:font-weight="bold" officeooo:rsid="00170a3a" style:text-blinking="false" style:font-weight-asian="bold" style:font-weight-complex="bold"/>
    </style:style>
    <style:style style:name="T13" style:family="text">
      <style:text-properties fo:font-variant="normal" fo:text-transform="none" fo:color="#000000" loext:opacity="100%" style:text-line-through-style="none" style:text-line-through-type="none" style:font-name="Arial1" fo:font-size="10pt" fo:letter-spacing="normal" fo:font-style="normal" style:text-underline-style="none" fo:font-weight="bold" style:text-blinking="false"/>
    </style:style>
    <style:style style:name="T14" style:family="text">
      <style:text-properties fo:font-variant="normal" fo:text-transform="none" fo:color="#000000" loext:opacity="100%" style:text-line-through-style="none" style:text-line-through-type="none" style:font-name="Arial1" fo:font-size="10pt" fo:letter-spacing="normal" fo:language="en" fo:country="US" fo:font-style="normal" style:text-underline-style="none" fo:font-weight="bold" officeooo:rsid="00170a3a" style:text-blinking="false"/>
    </style:style>
    <style:style style:name="T15" style:family="text">
      <style:text-properties fo:font-variant="normal" fo:text-transform="none" fo:color="#000000" loext:opacity="100%" style:text-line-through-style="none" style:text-line-through-type="none" style:font-name="Arial1" fo:font-size="13pt" fo:letter-spacing="normal" fo:font-style="normal" style:text-underline-style="solid" style:text-underline-width="auto" style:text-underline-color="font-color" fo:font-weight="bold" style:text-blinking="false" style:font-size-asian="13pt" style:font-weight-asian="bold" style:font-size-complex="13pt" style:font-weight-complex="bold"/>
    </style:style>
    <style:style style:name="T16" style:family="text">
      <style:text-properties fo:font-variant="normal" fo:text-transform="none" fo:color="#000000" loext:opacity="100%" style:text-line-through-style="none" style:text-line-through-type="none" style:font-name="Arial1" fo:font-size="13pt" fo:letter-spacing="normal" fo:font-style="normal" style:text-underline-style="none" fo:font-weight="bold" style:text-blinking="false" style:font-size-asian="13pt" style:font-weight-asian="bold" style:font-size-complex="13pt" style:font-weight-complex="bold"/>
    </style:style>
    <style:style style:name="T17" style:family="text">
      <style:text-properties fo:font-variant="normal" fo:text-transform="none" fo:color="#000000" loext:opacity="100%" style:text-line-through-style="none" style:text-line-through-type="none" style:font-name="Arial1" fo:font-size="13pt" fo:letter-spacing="normal" fo:language="en" fo:country="US" fo:font-style="normal" style:text-underline-style="solid" style:text-underline-width="auto" style:text-underline-color="font-color" fo:font-weight="bold" officeooo:rsid="00170a3a" style:text-blinking="false" style:font-size-asian="13pt" style:font-weight-asian="bold" style:font-size-complex="13pt" style:font-weight-complex="bold"/>
    </style:style>
    <style:style style:name="T18" style:family="text">
      <style:text-properties fo:font-variant="normal" fo:text-transform="none" fo:color="#000000" loext:opacity="100%" style:font-name="Arial1" fo:letter-spacing="normal" fo:font-style="normal" fo:font-weight="normal"/>
    </style:style>
    <style:style style:name="T19" style:family="text">
      <style:text-properties fo:font-variant="normal" fo:text-transform="none" fo:color="#000000" loext:opacity="100%" style:font-name="Arial1" fo:letter-spacing="normal" fo:font-style="normal" fo:font-weight="bold"/>
    </style:style>
    <style:style style:name="T20" style:family="text">
      <style:text-properties fo:font-variant="normal" fo:text-transform="none" fo:color="#000000" loext:opacity="100%" style:font-name="Arial1" fo:letter-spacing="normal" fo:font-style="normal" fo:font-weight="bold" style:font-weight-asian="bold" style:font-weight-complex="bold"/>
    </style:style>
    <style:style style:name="T21" style:family="text">
      <style:text-properties fo:font-variant="normal" fo:text-transform="none" fo:color="#000000" loext:opacity="100%" style:font-name="Arial1" fo:letter-spacing="normal" fo:language="en" fo:country="US" fo:font-style="normal" fo:font-weight="bold" officeooo:rsid="00170a3a"/>
    </style:style>
    <style:style style:name="T22" style:family="text">
      <style:text-properties fo:font-variant="normal" fo:text-transform="none" fo:color="#000000" loext:opacity="100%" style:font-name="Arial1" fo:letter-spacing="normal" fo:language="en" fo:country="US" fo:font-style="normal" fo:font-weight="normal"/>
    </style:style>
    <style:style style:name="T23" style:family="text">
      <style:text-properties fo:font-variant="normal" fo:text-transform="none" fo:color="#000000" loext:opacity="100%" style:font-name="Arial1" fo:letter-spacing="normal" fo:language="en" fo:country="US" fo:font-style="normal" fo:font-weight="normal" officeooo:rsid="00170a3a"/>
    </style:style>
    <style:style style:name="T24" style:family="text">
      <style:text-properties fo:font-variant="normal" fo:text-transform="none" fo:color="#000000" loext:opacity="100%" style:font-name="Arial1" fo:letter-spacing="normal" fo:language="en" fo:country="US" fo:font-style="normal" fo:font-weight="normal" officeooo:rsid="00170a3a" style:font-weight-asian="normal" style:font-weight-complex="normal"/>
    </style:style>
    <style:style style:name="T25" style:family="text">
      <style:text-properties fo:font-variant="normal" fo:text-transform="none" fo:color="#000000" loext:opacity="100%" style:font-name="Arial1" fo:letter-spacing="normal" fo:language="en" fo:country="US" fo:font-style="normal" fo:font-weight="normal" officeooo:rsid="0017ed69" style:font-weight-asian="normal" style:font-weight-complex="normal"/>
    </style:style>
    <style:style style:name="T26" style:family="text">
      <style:text-properties fo:font-variant="normal" fo:text-transform="none" fo:color="#000000" loext:opacity="100%" style:font-name="Arial1" fo:letter-spacing="normal" fo:language="en" fo:country="US" fo:font-style="normal" fo:font-weight="normal" officeooo:rsid="0019e423" style:font-weight-asian="normal" style:font-weight-complex="normal"/>
    </style:style>
    <style:style style:name="T27" style:family="text">
      <style:text-properties fo:font-variant="normal" fo:text-transform="none" fo:color="#000000" loext:opacity="100%" style:font-name="Arial1" fo:letter-spacing="normal" fo:language="bg" fo:country="BG" fo:font-style="normal" fo:font-weight="bold" officeooo:rsid="00170a3a"/>
    </style:style>
    <style:style style:name="T28" style:family="text">
      <style:text-properties fo:font-variant="normal" fo:text-transform="none" fo:color="#000000" loext:opacity="100%" style:font-name="Arial1" fo:letter-spacing="normal" fo:language="bg" fo:country="BG" fo:font-style="normal" fo:font-weight="normal" officeooo:rsid="00170a3a" style:font-weight-asian="normal" style:font-weight-complex="normal"/>
    </style:style>
    <style:style style:name="T29" style:family="text">
      <style:text-properties fo:font-variant="normal" fo:text-transform="none" fo:color="#000000" loext:opacity="100%" style:font-name="Arial1" fo:font-size="10pt" fo:letter-spacing="normal" fo:font-style="normal" fo:font-weight="bold"/>
    </style:style>
    <style:style style:name="T30" style:family="text">
      <style:text-properties fo:font-variant="normal" fo:text-transform="none" fo:color="#000000" loext:opacity="100%" style:font-name="Arial1" fo:font-size="13pt" fo:letter-spacing="normal" fo:font-style="normal" fo:font-weight="bold" style:font-size-asian="13pt" style:font-weight-asian="bold" style:font-size-complex="13pt" style:font-weight-complex="bold"/>
    </style:style>
    <style:style style:name="T31" style:family="text">
      <style:text-properties fo:font-variant="normal" fo:text-transform="none" fo:font-size="36pt" fo:letter-spacing="normal" fo:font-style="normal" fo:font-weight="normal"/>
    </style:style>
    <style:style style:name="T32" style:family="text">
      <style:text-properties fo:font-variant="normal" fo:text-transform="none" fo:font-size="36pt" fo:letter-spacing="normal" fo:font-style="normal" fo:font-weight="bold" style:font-weight-asian="bold" style:font-weight-complex="bold"/>
    </style:style>
    <style:style style:name="T33" style:family="text">
      <style:text-properties fo:font-variant="normal" fo:text-transform="none" fo:font-size="18pt" fo:letter-spacing="normal" fo:font-style="italic" fo:font-weight="normal"/>
    </style:style>
    <style:style style:name="T34" style:family="text">
      <style:text-properties fo:font-variant="normal" fo:text-transform="none" fo:font-size="18pt" fo:letter-spacing="normal" fo:font-style="italic" fo:font-weight="bold" style:font-weight-asian="bold" style:font-weight-complex="bold"/>
    </style:style>
    <style:style style:name="T35" style:family="text">
      <style:text-properties fo:font-variant="normal" fo:text-transform="none" fo:font-size="18pt" fo:letter-spacing="normal" fo:font-style="italic" fo:font-weight="bold" style:font-style-asian="italic" style:font-weight-asian="bold" style:font-style-complex="italic" style:font-weight-complex="bold"/>
    </style:style>
    <style:style style:name="T36" style:family="text">
      <style:text-properties fo:font-variant="normal" fo:text-transform="none" fo:font-size="18pt" fo:letter-spacing="normal" fo:font-style="normal" fo:font-weight="normal"/>
    </style:style>
    <style:style style:name="T37" style:family="text">
      <style:text-properties fo:font-variant="normal" fo:text-transform="none" fo:font-size="18pt" fo:letter-spacing="normal" fo:font-style="normal" fo:font-weight="bold" style:font-weight-asian="bold" style:font-weight-complex="bold"/>
    </style:style>
    <style:style style:name="T38" style:family="text">
      <style:text-properties fo:font-variant="normal" fo:text-transform="none" fo:font-size="18pt" fo:letter-spacing="normal" fo:font-style="normal" fo:font-weight="bold" style:font-style-asian="normal" style:font-weight-asian="bold" style:font-style-complex="normal" style:font-weight-complex="bold"/>
    </style:style>
    <style:style style:name="T39" style:family="text">
      <style:text-properties fo:font-variant="normal" fo:text-transform="none" fo:font-size="18pt" fo:letter-spacing="normal" fo:language="en" fo:country="US" fo:font-style="italic" fo:font-weight="bold" style:font-style-asian="italic" style:font-weight-asian="bold" style:font-style-complex="italic" style:font-weight-complex="bold"/>
    </style:style>
    <style:style style:name="T40" style:family="text">
      <style:text-properties fo:font-variant="normal" fo:text-transform="none" fo:font-size="18pt" fo:letter-spacing="normal" fo:language="en" fo:country="US" fo:font-style="italic" fo:font-weight="bold" officeooo:rsid="001afd1a" style:font-style-asian="italic" style:font-weight-asian="bold" style:font-style-complex="italic" style:font-weight-complex="bold"/>
    </style:style>
    <style:style style:name="T41" style:family="text">
      <style:text-properties fo:font-variant="normal" fo:text-transform="none" fo:font-size="12pt" fo:letter-spacing="normal" fo:font-style="normal" fo:font-weight="bold"/>
    </style:style>
    <style:style style:name="T42" style:family="text">
      <style:text-properties fo:font-variant="normal" fo:text-transform="none" fo:font-size="12pt" fo:letter-spacing="normal" fo:font-style="normal" fo:font-weight="bold" style:font-weight-asian="bold" style:font-weight-complex="bold"/>
    </style:style>
    <style:style style:name="T43" style:family="text">
      <style:text-properties fo:font-variant="normal" fo:text-transform="none" fo:font-size="12pt" fo:letter-spacing="normal" fo:font-style="normal" fo:font-weight="bold" style:font-style-asian="normal" style:font-weight-asian="bold" style:font-style-complex="normal" style:font-weight-complex="bold"/>
    </style:style>
    <style:style style:name="T44" style:family="text">
      <style:text-properties fo:font-variant="normal" fo:text-transform="none" fo:font-size="12pt" fo:letter-spacing="normal" fo:font-style="italic" fo:font-weight="bold" style:font-style-asian="italic" style:font-weight-asian="bold" style:font-style-complex="italic" style:font-weight-complex="bold"/>
    </style:style>
    <style:style style:name="T45" style:family="text">
      <style:text-properties fo:font-weight="bold"/>
    </style:style>
    <style:style style:name="T46" style:family="text">
      <style:text-properties fo:font-style="italic"/>
    </style:style>
    <style:style style:name="T47" style:family="text">
      <style:text-properties fo:color="#000000" loext:opacity="100%" style:font-name="Arial1"/>
    </style:style>
    <style:style style:name="T48" style:family="text">
      <style:text-properties fo:color="#000000" loext:opacity="100%" style:font-name="Arial1" fo:language="en" fo:country="US" fo:font-weight="bold" officeooo:rsid="00170a3a" style:font-weight-asian="bold" style:font-weight-complex="bold"/>
    </style:style>
    <style:style style:name="T49" style:family="text">
      <style:text-properties fo:color="#000000" loext:opacity="100%" style:font-name="Arial1" fo:language="en" fo:country="US" fo:font-weight="normal" officeooo:rsid="00170a3a" style:font-weight-asian="normal" style:font-weight-complex="normal"/>
    </style:style>
    <style:style style:name="T50" style:family="text">
      <style:text-properties fo:color="#000000" loext:opacity="100%" style:font-name="Arial1" fo:language="bg" fo:country="BG" fo:font-weight="bold" officeooo:rsid="00170a3a" style:font-weight-asian="bold" style:font-weight-complex="bold"/>
    </style:style>
    <style:style style:name="T51" style:family="text">
      <style:text-properties fo:color="#000000" loext:opacity="100%" style:font-name="Arial1" fo:language="bg" fo:country="BG" fo:font-weight="normal" officeooo:rsid="00170a3a" style:font-weight-asian="normal" style:font-weight-complex="normal"/>
    </style:style>
    <style:style style:name="T52" style:family="text">
      <style:text-properties officeooo:rsid="00170a3a"/>
    </style:style>
    <style:style style:name="T53" style:family="text">
      <style:text-properties fo:language="en" fo:country="US"/>
    </style:style>
    <style:style style:name="T54" style:family="text">
      <style:text-properties fo:language="en" fo:country="US" officeooo:rsid="00170a3a"/>
    </style:style>
    <style:style style:name="T55" style:family="text">
      <style:text-properties fo:language="en" fo:country="US" fo:font-weight="bold" officeooo:rsid="00170a3a"/>
    </style:style>
    <style:style style:name="T56" style:family="text">
      <style:text-properties fo:language="bg" fo:country="BG" officeooo:rsid="00170a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2">The Sacred Computer</text:span><text:span text:style-name="T31"> - </text:span><text:span text:style-name="T35">Magazine of </text:span><text:span text:style-name="T40">Quirks</text:span><text:span text:style-name="T35">...<text:line-break/></text:span><text:span text:style-name="T43">ISSUE - 23 (May 2003)</text:span></text:p>
      <text:p text:style-name="P2"/>
      <text:p text:style-name="P14"><text:a xlink:type="simple" xlink:href="https://eim-twenkid-com.translate.goog/old/eim22n/eim23/eim23.htm?_x_tr_sl=bg&amp;_x_tr_tl=en&amp;_x_tr_hl=bg&amp;_x_tr_pto=wapp" text:style-name="Internet_20_link" text:visited-style-name="Visited_20_Internet_20_Link"><text:span text:style-name="T15">Issue 23</text:span><text:span text:style-name="T16"> </text:span></text:a><text:span text:style-name="T30">  </text:span><text:a xlink:type="simple" xlink:href="https://translate.google.com/website?sl=bg&amp;tl=en&amp;hl=bg&amp;client=webapp&amp;u=http://eim.hit.bg" office:target-frame-name="new" xlink:show="replace" text:style-name="Internet_20_link" text:visited-style-name="Visited_20_Internet_20_Link"><text:span text:style-name="T15">The Sacred </text:span><text:span text:style-name="T17">C</text:span></text:a><text:span text:style-name="T17">omputer<text:line-break/></text:span><text:span text:style-name="T18"><text:line-break/></text:span><text:a xlink:type="simple" xlink:href="https://eim.twenkid.com/old/eim22n/eim23/emil04052003.htm" text:style-name="Internet_20_link" text:visited-style-name="Visited_20_Internet_20_Link"><text:span text:style-name="T24">https://eim.twenkid.com/old/eim22n/eim23/emil04052003.htm</text:span></text:a><text:span text:style-name="T28"> </text:span><text:span text:style-name="T24">(Bulgarian)</text:span><text:span text:style-name="T25"> <text:s/><text:line-break/>Translation/edition (Google Translate + manual) 1.12.2023 <text:line-break/></text:span><text:a xlink:type="simple" xlink:href="https://github.com/Twenkid/Theory-of-Universe-and-Mind/" text:style-name="Internet_20_link" text:visited-style-name="Visited_20_Internet_20_Link"><text:span text:style-name="T28">https://github.com/Twenkid/Theory-of-Universe-and-Mind/</text:span><text:span text:style-name="T26"> </text:span></text:a><text:span text:style-name="T24"><text:line-break/></text:span></text:p>
      <text:p text:style-name="P10">Todor Arnaudov</text:p>
      <text:p text:style-name="P1"/>
      <text:p text:style-name="P6">Th<text:span text:style-name="T54">oughts</text:span> about <text:span text:style-name="T54">the </text:span>artificial thought</text:p>
      <text:p text:style-name="P1"/>
      <text:p text:style-name="P9">Creativity is imitation at the level of algorithms</text:p>
      <text:p text:style-name="P1"/>
      <text:p text:style-name="P8">A possible, sketchy development path for the Artificial Intelligence "Emil"</text:p>
      <text:p text:style-name="P2"/>
      <text:p text:style-name="P7">Ideas on the "Emil" project, 24.4.2003 - 4.5.2003</text:p>
      <text:p text:style-name="P4">Naming the trials</text:p>
      <text:p text:style-name="P5">Varieties representing prescriptions that emulate human creativity will probably be named: "Emil, Experiment 1", "Emil, Experiment 2", etc. or Emil-1, Emil-2,..., Emil-246...,...; or: 1,2,3,4,5; they will probably also have "human" names: "Shooter", "Helper", "Soundmaster", "Musician", "Soundman", "Painter", "Illustrator", "Composer", "Impersonator", "Poem-weaver", "Connoisseur", "Librator", "Prankster"<text:span text:style-name="T54">/"Joker"</text:span>, "Talker", "Translator", "Searcher", "<text:span text:style-name="T53">S</text:span><text:span text:style-name="T54">orter</text:span>", "Chatter", "Player of...", "Cleaner", "<text:span text:style-name="T54">Eloquent</text:span>", "<text:span text:style-name="T54">Generator-of-funky-complicated-neologism</text:span>"<text:span text:style-name="T54"> ("</text:span><text:span text:style-name="T56">Словозаврънкукловец")</text:span> and whatever else comes to mind until the goal is reached - an all-powerful "Creator"<text:span text:style-name="T52">*</text:span>.</text:p>
      <text:p text:style-name="P7"><text:soft-page-break/>Guidelines for Emil's development</text:p>
      <text:p text:style-name="P4">The first programming attempts (it is not clear when the first attempts will appear) will perhaps be simple creators of (for example):</text:p>
      <text:p text:style-name="P4">- sentences<text:line-break/>- conversations<text:line-break/>- poems<text:line-break/>- short incidents in speech<text:line-break/>- sounds<text:line-break/>- music<text:line-break/>- images</text:p>
      <text:p text:style-name="P4">Creators will learn by perceiving imaginary objects - information entities (also called <text:span text:style-name="T45">scrolls</text:span> ) in the form of words, sound, images, different formats of arithmetic scrolls (file formats). Creators will look for dependencies between submitted scrolls, collect the scrolls (or part of them, due to naturally limited memory) and the found dependencies in their memory. Using what they have learned, they will create new works.</text:p>
      <text:p text:style-name="P4">"<text:span text:style-name="T54">Machine</text:span> haters" and deniers of Artificial Intelligence "defend" their position with a statement that sounds roughly like this: <text:span text:style-name="T46">"a machine could never create original, because it will always repeat what has been put into it by man, or at most imitate him "</text:span> . Of course it's true.</text:p>
      <text:p text:style-name="P7">Creativity is imitation. But imitation at the level of ALGORITHMS. Different minds use different INPUTS to their otherwise SIMILAR ALGORITHMS and DIFFERENT OUTPUTS result - ART, for example. The "stronger" reason<text:span text:style-name="T54">/mind/intelligence</text:span> is, the more transparent this truth becomes for it, on which it itself rests, the better reason separates, e.g. the styles in art - SIMILAR ALGORITHMS regardless of using different inputs - eg. the particular thing drawn<text:span text:style-name="T54"> on the picture</text:span>. The essence of <text:span text:style-name="T54">R</text:span>eason<text:span text:style-name="T54">/general intelligence [</text:span><text:span text:style-name="T56">Разум, </text:span><text:span text:style-name="T54">Razum]</text:span>, according to "the author of these thoughts" (oh, that's a cold way of expressing it... let me "warm it up").</text:p>
      <text:p text:style-name="P4"><text:span text:style-name="T45">In my opinion, one of the main essences of </text:span><text:span text:style-name="T55">R</text:span><text:span text:style-name="T45">eason</text:span><text:span text:style-name="T55">/Intelligence </text:span> (just as I was wondering what "reasonable input" is, it dawned on me) <text:span text:style-name="T45">is RECOGNITION OF ALGORITHMS.</text:span></text:p>
      <text:p text:style-name="P4">Man also imitates - there is no other choice, because in order to create, the mind must know what to create, goals must be set for it from somewhere, which as a consequence lead to creativity, to thinking.</text:p>
      <text:p text:style-name="P4">Man has senses through which he gets to know the world, understands what is "required of him". By birth, the human mind is not even a mind, but only the embryo of one (see below), and it takes time to learn what it is supposed to imitate.</text:p>
      <text:p text:style-name="P11"><text:soft-page-break/><text:span text:style-name="T18">In the language of "Emil" </text:span><text:span text:style-name="T19">, the algorithm that introduces works and looks for dependencies</text:span><text:span text:style-name="T21">/correlations</text:span><text:span text:style-name="T19"> in them is called "</text:span><text:span text:style-name="T21">Germ/S</text:span><text:span text:style-name="T19">eed</text:span><text:span text:style-name="T21">/Embryo</text:span><text:span text:style-name="T19"> of </text:span><text:span text:style-name="T21">R</text:span><text:span text:style-name="T19">eason</text:span><text:span text:style-name="T21">/Intelligence/Mind</text:span><text:span text:style-name="T19">" (ZR</text:span><text:span text:style-name="T21"> - </text:span><text:span text:style-name="T27">Зародиш на Разум, ЗР, </text:span><text:span text:style-name="T21">Zarodish na Razum; Embryo of Intelligence</text:span><text:span text:style-name="T19">). </text:span><text:span text:style-name="T18">(See also </text:span><text:a xlink:type="simple" xlink:href="https://eim-twenkid-com.translate.goog/old/eim22n/eimworld13/izint_13.html?_x_tr_sl=bg&amp;_x_tr_tl=en&amp;_x_tr_hl=bg&amp;_x_tr_pto=wapp" text:style-name="Internet_20_link" text:visited-style-name="Visited_20_Internet_20_Link"><text:span text:style-name="T9">"Man and the Thinking Machine" (Analysis of the possibility of creating a Thinking Machine and some shortcomings of man and organic matter in front of it)</text:span></text:a><text:span text:style-name="T18"> , magazine "The Sacred </text:span><text:span text:style-name="T22">C</text:span><text:span text:style-name="T23">omputer</text:span><text:span text:style-name="T18">" </text:span><text:span text:style-name="T23"># </text:span><text:span text:style-name="T18">13, Dec. 2001)</text:span></text:p>
      <text:p text:style-name="P7">The <text:span text:style-name="T54">Germ</text:span> of <text:span text:style-name="T54">R</text:span>eason is, for example, the human brain when it is in the body of a newborn child.</text:p>
      <text:p text:style-name="P7">According to "Emil's" understanding so far, the creation of Artificial Intelligence consists in finding a "viable germ<text:span text:style-name="T54">/seed"</text:span>, ie. a sufficiently complex initial algorithm capable of collecting any other algorithms and information of any kind and using them to improve its work.</text:p>
      <text:p text:style-name="P4"><text:span text:style-name="T54">The Seed/Germ </text:span>itself does not need to show signs of intelligence as soon as it is "born", precisely because it is an embryo and not a "ripened" intelligence. Through training in a sentient environment, however, the embryo is able to "mature" into a sentient being. One of its abilities is to <text:span text:style-name="T45">output information similar to the input. If it is fed</text:span><text:span text:style-name="T55"> </text:span><text:span text:style-name="T45">"reasonable input" it will output that too. Let's emphasize, similar, not the same. </text:span>What does "reasonable input" mean?</text:p>
      <text:p text:style-name="P4">The question is complicated because there is no clear definition of "reason", so we are not "clear" what we should be answering.<text:line-break/>It easily occurs to me, however, that one possible answer would be to ask what "similar" means.<text:line-break/><text:line-break/>The answer is now simpler:</text:p>
      <text:p text:style-name="P7">Similar information entities can be described by repeated or similar ALGORITHMS. E.g. the tests of the power of reason are tests of its ability to find algorithms - dependencies<text:span text:style-name="T54">/correlations</text:span>.</text:p>
      <text:p text:style-name="P4"><text:span text:style-name="T54">The Seed/Germ of Intelligence</text:span> uses the environment as a means of procuring algorithms and data. The human body gains access to the environment through its senses (sensors,<text:span text:style-name="T54"> receptors, ...</text:span>). For a <text:span text:style-name="T54">Seed of Intelligence,</text:span> constructed as a prescription<text:span text:style-name="T54">/program</text:span> for a <text:span text:style-name="T53">c</text:span><text:span text:style-name="T54">omputer</text:span>, the senses are also programs.</text:p>
      <text:p text:style-name="P4">In general, <text:span text:style-name="T54">the "</text:span><text:span text:style-name="T45">creators</text:span><text:span text:style-name="T55">"</text:span><text:span text:style-name="T45"> will represent attempts to produce "germs of intelligence"</text:span> .</text:p>
      <text:p text:style-name="P4">Let us again briefly describe roughly what we mean by "germ of intelligence":</text:p>
      <text:p text:style-name="P4"><text:span text:style-name="T45">BREED OF REASON</text:span><text:span text:style-name="T55">/Germ of intelligence/Seed of I. <text:s/>etc.</text:span><text:span text:style-name="T45">: </text:span><text:span text:style-name="T46">Coherently acting basic algorithms that learn and execute new algorithms. For the work of the algorithms, for their "feeding", non-algorithmic memories - data - are also accumulated.</text:span></text:p>
      <text:p text:style-name="P7"><text:soft-page-break/>The purpose of "Reason", or "Emil" (many names can be used - for variety) is, as the experiments develop, the embryos become more "responsible" - their creativity can respond better to the input information; to better adapt to the art examples and worlds in which they are taught to exist; to answer direct inquiries...<text:line-break/> <text:line-break/>In order to arrive at the Goal - intelligence comparable to human, the different types of creators must begin to flow<text:span text:style-name="T54"> </text:span>into each other and gradually merge completely.</text:p>
      <text:p text:style-name="P4">"Reason" is still a "fellowship of one man" seeking like-minded people trying to unravel thought.</text:p>
      <text:p text:style-name="P2"/>
      <text:p text:style-name="P12"><text:a xlink:type="simple" xlink:href="mailto:dzbe@mail.bg?_x_tr_sl=bg&amp;_x_tr_tl=en&amp;_x_tr_hl=bg&amp;_x_tr_pto=wapp" text:style-name="Internet_20_link" text:visited-style-name="Visited_20_Internet_20_Link"><text:span text:style-name="T13">© Todor Iliev Arnaudov (Tosh)</text:span></text:a><text:span text:style-name="T14"> - </text:span><text:span text:style-name="T29">Writer of </text:span><text:a xlink:type="simple" xlink:href="https://translate.google.com/website?sl=bg&amp;tl=en&amp;hl=bg&amp;client=webapp&amp;u=http://eim.hit.bg" office:target-frame-name="new" xlink:show="replace" text:style-name="Internet_20_link" text:visited-style-name="Visited_20_Internet_20_Link"><text:span text:style-name="T13">"The Sacred </text:span><text:span text:style-name="T14">Computer</text:span><text:span text:style-name="T13">"</text:span></text:a><text:span text:style-name="T47"> <text:line-break/></text:span><text:span text:style-name="T48">Plovdiv, 4-th of May 2003.<text:line-break/><text:line-break/></text:span><text:span text:style-name="T50">* </text:span><text:span text:style-name="T49">Разновидностите, представляващи предписания, подражаващи на човешкото творчество, вероятно ще се именуват така: "Емил, опит 1", "Емил, опит 2" и т.н. или Емил-1, Емил-2,..., Емил-246...,...; или: 1,2,3,4,5; вероятно ще имат и "човешки" имена: "Пускач", "Помощник", "Звуков господар", "Музикант", "Благозвучник", "Рисувач", "Изобразител", "Съчинител", "Олицетворенец", "Стихоплетец", "Познавач", "Ликопомнец", "Шегобиец", "Приказливец", "Преводач", "Търсач", "Подреждач", "Бърборко", "Играч на...", "Чистач", "Красноречив", "Словозаврънкулковец" и каквото друго хрумне, докато се стигне до целта - можещ всичко "Творец".<text:line-break/><text:line-break/>https://eim.twenkid.com/old/eim22n/eim23/emil04052003.htm</text:span><text:span text:style-name="T51"> <text:s text:c="2"/></text:span></text:p>
      <text:p text:style-name="P13"><text:span text:style-name="T51">https://github.com/Twenkid/Theory-of-Universe-and-Mind/</text:span></text:p>
      <text:p text:style-name="P11"><text:span text:style-name="T5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CR A Extended" svg:font-family="'OCR A Extended'" style:font-family-generic="modern" style:font-pitch="variable"/>
    <style:font-face style:name="Times New Roman" svg:font-family="'Times New Roman', 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bg" fo:country="BG"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Тодор Арнаудов</meta:initial-creator>
    <meta:creation-date>2023-12-01T07:16:53.762000000</meta:creation-date>
    <dc:date>2023-12-01T07:49:44.525000000</dc:date>
    <dc:creator>Тодор Арнаудов</dc:creator>
    <meta:editing-duration>PT32M49S</meta:editing-duration>
    <meta:editing-cycles>4</meta:editing-cycles>
    <meta:generator>LibreOffice/7.4.1.2$Windows_X86_64 LibreOffice_project/3c58a8f3a960df8bc8fd77b461821e42c061c5f0</meta:generator>
    <meta:document-statistic meta:table-count="0" meta:image-count="0" meta:object-count="0" meta:page-count="4" meta:paragraph-count="32" meta:word-count="1074" meta:character-count="7244" meta:non-whitespace-character-count="6183"/>
  </office:meta>
</office:document-meta>
</file>